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328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Tabelle1" table:style-name="ta3">
        <table:table-column table:style-name="co1" table:number-columns-repeated="2" table:default-cell-style-name="ce2"/>
        <table:table-column table:style-name="co2" table:number-columns-repeated="1022" table:default-cell-style-name="ce2"/>
        <table:table-row table:style-name="ro3">
          <table:table-cell table:style-name="ce3" office:value-type="string" table:number-columns-spanned="4" table:number-rows-spanned="1">
            <text:p>FLASH</text:p>
          </table:table-cell>
          <table:covered-table-cell table:number-columns-repeated="3"/>
          <table:table-cell table:style-name="ce3" office:value-type="string" table:number-columns-spanned="4" table:number-rows-spanned="1">
            <text:p>IFTTT</text:p>
          </table:table-cell>
          <table:covered-table-cell table:number-columns-repeated="3"/>
          <table:table-cell table:number-columns-repeated="1016"/>
        </table:table-row>
        <table:table-row table:style-name="ro3">
          <table:table-cell table:number-columns-repeated="2"/>
          <table:table-cell table:style-name="ce4" office:value-type="string" table:number-columns-spanned="2" table:number-rows-spanned="1">
            <text:p>Lauf 1</text:p>
          </table:table-cell>
          <table:covered-table-cell/>
          <table:table-cell/>
          <table:table-cell table:style-name="ce4" office:value-type="string" table:number-columns-spanned="2" table:number-rows-spanned="1">
            <text:p>Lauf 1</text:p>
          </table:table-cell>
          <table:covered-table-cell/>
          <table:table-cell table:number-columns-repeated="3"/>
          <table:table-cell>
            <draw:frame table:end-cell-address="Tabelle1.P17" table:end-x="1.135cm" table:end-y="0.356cm" draw:z-index="0" draw:name="Diagramm 3" draw:style-name="gr1" svg:width="12.7cm" svg:height="7.62cm" svg:x="0.034cm" svg:y="0.143cm">
              <draw:object draw:notify-on-update-of-ranges="Tabelle1.A4:Tabelle1.A13 Tabelle1.C16:Tabelle1.C16 Tabelle1.C4:Tabelle1.C13 Tabelle1.A4:Tabelle1.A13 Tabelle1.D16:Tabelle1.D16 Tabelle1.E4:Tabelle1.E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3">
          <table:table-cell office:value-type="string">
            <text:p>Anzahl</text:p>
          </table:table-cell>
          <table:table-cell office:value-type="string">
            <text:p>Größe in KB</text:p>
          </table:table-cell>
          <table:table-cell office:value-type="string">
            <text:p>Mittelwert in Sec</text:p>
          </table:table-cell>
          <table:table-cell office:value-type="string">
            <text:p>Longest</text:p>
          </table:table-cell>
          <table:table-cell office:value-type="string">
            <text:p>Mittelwert in Sec</text:p>
          </table:table-cell>
          <table:table-cell office:value-type="string">
            <text:p>Longest</text:p>
          </table:table-cell>
          <table:table-cell table:number-columns-repeated="1018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258">
            <text:p>258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121.5">
            <text:p>121,5</text:p>
          </table:table-cell>
          <table:table-cell office:value-type="float" office:value="148">
            <text:p>148</text:p>
          </table:table-cell>
          <table:table-cell/>
          <table:table-cell office:value-type="float" office:value="14">
            <text:p>14</text:p>
          </table:table-cell>
          <table:table-cell table:formula="of:=[.H4]+450" office:value-type="float" office:value="464">
            <text:p>464</text:p>
          </table:table-cell>
          <table:table-cell table:number-columns-repeated="1015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58">
            <text:p>258</text:p>
          </table:table-cell>
          <table:table-cell office:value-type="float" office:value="64">
            <text:p>64</text:p>
          </table:table-cell>
          <table:table-cell office:value-type="float" office:value="126">
            <text:p>126</text:p>
          </table:table-cell>
          <table:table-cell office:value-type="float" office:value="458">
            <text:p>458</text:p>
          </table:table-cell>
          <table:table-cell office:value-type="float" office:value="708">
            <text:p>708</text:p>
          </table:table-cell>
          <table:table-cell table:number-columns-repeated="1018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258">
            <text:p>258</text:p>
          </table:table-cell>
          <table:table-cell office:value-type="float" office:value="108">
            <text:p>108</text:p>
          </table:table-cell>
          <table:table-cell office:value-type="float" office:value="209">
            <text:p>209</text:p>
          </table:table-cell>
          <table:table-cell office:value-type="float" office:value="365">
            <text:p>365</text:p>
          </table:table-cell>
          <table:table-cell office:value-type="float" office:value="603.5">
            <text:p>603,5</text:p>
          </table:table-cell>
          <table:table-cell table:number-columns-repeated="1018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258">
            <text:p>258</text:p>
          </table:table-cell>
          <table:table-cell office:value-type="float" office:value="113">
            <text:p>113</text:p>
          </table:table-cell>
          <table:table-cell office:value-type="float" office:value="244">
            <text:p>244</text:p>
          </table:table-cell>
          <table:table-cell office:value-type="float" office:value="676">
            <text:p>676</text:p>
          </table:table-cell>
          <table:table-cell office:value-type="float" office:value="1010">
            <text:p>1010</text:p>
          </table:table-cell>
          <table:table-cell/>
          <table:table-cell office:value-type="float" office:value="59">
            <text:p>59</text:p>
          </table:table-cell>
          <table:table-cell table:formula="of:=[.H7]+450" office:value-type="float" office:value="509">
            <text:p>509</text:p>
          </table:table-cell>
          <table:table-cell table:number-columns-repeated="1015"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258">
            <text:p>258</text:p>
          </table:table-cell>
          <table:table-cell office:value-type="float" office:value="180">
            <text:p>180</text:p>
          </table:table-cell>
          <table:table-cell office:value-type="float" office:value="363">
            <text:p>363</text:p>
          </table:table-cell>
          <table:table-cell office:value-type="float" office:value="511.5">
            <text:p>511,5</text:p>
          </table:table-cell>
          <table:table-cell office:value-type="float" office:value="1003.5">
            <text:p>1003,5</text:p>
          </table:table-cell>
          <table:table-cell table:number-columns-repeated="1018"/>
        </table:table-row>
        <table:table-row table:style-name="ro3">
          <table:table-cell office:value-type="float" office:value="90">
            <text:p>90</text:p>
          </table:table-cell>
          <table:table-cell table:number-columns-repeated="1023"/>
        </table:table-row>
        <table:table-row table:style-name="ro3">
          <table:table-cell office:value-type="float" office:value="105">
            <text:p>105</text:p>
          </table:table-cell>
          <table:table-cell table:number-columns-repeated="1023"/>
        </table:table-row>
        <table:table-row table:style-name="ro3">
          <table:table-cell office:value-type="float" office:value="120">
            <text:p>120</text:p>
          </table:table-cell>
          <table:table-cell table:number-columns-repeated="1023"/>
        </table:table-row>
        <table:table-row table:style-name="ro3">
          <table:table-cell office:value-type="float" office:value="135">
            <text:p>135</text:p>
          </table:table-cell>
          <table:table-cell table:number-columns-repeated="1023"/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258">
            <text:p>258</text:p>
          </table:table-cell>
          <table:table-cell office:value-type="float" office:value="354">
            <text:p>354</text:p>
          </table:table-cell>
          <table:table-cell office:value-type="float" office:value="708">
            <text:p>708</text:p>
          </table:table-cell>
          <table:table-cell office:value-type="float" office:value="967">
            <text:p>967</text:p>
          </table:table-cell>
          <table:table-cell office:value-type="float" office:value="1908.66666666667">
            <text:p>1908,6666666667</text:p>
          </table:table-cell>
          <table:table-cell/>
          <table:table-cell office:value-type="float" office:value="149">
            <text:p>149</text:p>
          </table:table-cell>
          <table:table-cell table:formula="of:=[.H13]+450" office:value-type="float" office:value="599">
            <text:p>599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FLASH</text:p>
          </table:table-cell>
          <table:table-cell office:value-type="string">
            <text:p>IFTTT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"/>
          <table:table-cell>
            <draw:frame table:end-cell-address="Tabelle1.P34" table:end-x="1.243cm" table:end-y="0.25cm" draw:z-index="1" draw:name="Diagramm 8" draw:style-name="gr1" svg:width="12.7cm" svg:height="7.62cm" svg:x="0.142cm" svg:y="0.037cm">
              <draw:object draw:notify-on-update-of-ranges="Tabelle1.A4:Tabelle1.A13 Tabelle1.C16:Tabelle1.C16 Tabelle1.D4:Tabelle1.D13 Tabelle1.A4:Tabelle1.A13 Tabelle1.D16:Tabelle1.D16 Tabelle1.F4:Tabelle1.F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2">
        <table:table-column table:style-name="co1" table:default-cell-style-name="ce2"/>
        <table:table-column table:style-name="co2" table:number-columns-repeated="1023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1" table:default-cell-style-name="ce2"/>
        <table:table-column table:style-name="co2" table:number-columns-repeated="1023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27.02.2017</text:date>, <text:time>00:48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17-02-05T17:46:00Z</meta:creation-date>
    <dc:date>2017-02-27T00:48:38.86</dc:date>
    <meta:editing-cycles>4</meta:editing-cycles>
    <meta:editing-duration>PT5M4S</meta:editing-duration>
    <meta:document-statistic meta:table-count="3" meta:cell-count="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ignore" chart:regression-type="linear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5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regression-type="linear"/>
      <style:graphic-properties draw:stroke="none" draw:fill="none"/>
      <style:text-properties fo:font-size="10pt" style:font-size-asian="10pt" style:font-size-complex="10pt"/>
    </style:style>
    <style:style style:name="ch11" style:family="chart">
      <style:graphic-properties draw:stroke="dash" draw:stroke-dash="SysDot" svg:stroke-width="0.053cm" svg:stroke-color="#5b9bd5"/>
    </style:style>
    <style:style style:name="ch12" style:family="chart">
      <style:graphic-properties draw:stroke="dash" draw:stroke-dash="SysDot" svg:stroke-width="0.053cm" svg:stroke-color="#ff0000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scatter" chart:style-name="ch1">
        <chart:title svg:x="2.464cm" svg:y="0.288cm" chart:style-name="ch2">
          <text:p>Vergleich mittlere Dauer IFTTT/FLASH</text:p>
        </chart:title>
        <chart:legend chart:legend-position="bottom" svg:x="3.077cm" svg:y="6.394cm" style:legend-expansion="wide" chart:style-name="ch3"/>
        <chart:plot-area chart:style-name="ch4" table:cell-range-address="Tabelle1.A4:Tabelle1.A13 Tabelle1.C16:Tabelle1.D16 Tabelle1.C4:Tabelle1.C13 Tabelle1.E4:Tabelle1.E13" chart:data-source-has-labels="row" svg:x="1.314cm" svg:y="1.649cm" svg:width="10.879cm" svg:height="3.563cm">
          <chartooo:coordinate-region svg:x="2.2cm" svg:y="1.835cm" svg:width="9.753cm" svg:height="2.757cm"/>
          <chart:axis chart:dimension="x" chart:name="primary-x" chart:style-name="ch5">
            <chart:title svg:x="4.995cm" svg:y="5.365cm" chart:style-name="ch6">
              <text:p>Anzahl Dateien (258 KB)</text:p>
            </chart:title>
          </chart:axis>
          <chart:axis chart:dimension="y" chart:name="primary-y" chart:style-name="ch7">
            <chart:title svg:x="0.451cm" svg:y="4.817cm" chart:style-name="ch8">
              <text:p>Dauer in Sekunden</text:p>
            </chart:title>
            <chart:grid chart:style-name="ch9" chart:class="major"/>
          </chart:axis>
          <chart:series chart:style-name="ch10" chart:values-cell-range-address="Tabelle1.C4:Tabelle1.C13" chart:label-cell-address="Tabelle1.C16:Tabelle1.C16" chart:class="chart:scatter">
            <chart:domain table:cell-range-address="Tabelle1.A4:Tabelle1.A13"/>
            <chart:regression-curve chart:style-name="ch11"/>
            <chart:data-point chart:repeated="10"/>
          </chart:series>
          <chart:series chart:style-name="ch10" chart:values-cell-range-address="Tabelle1.E4:Tabelle1.E13" chart:label-cell-address="Tabelle1.D16:Tabelle1.D16" chart:class="chart:scatter">
            <chart:regression-curve chart:style-name="ch12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FLASH</text:p>
                <draw:g>
                  <svg:desc>Tabelle1.C16:Tabelle1.C16</svg:desc>
                </draw:g>
              </table:table-cell>
              <table:table-cell office:value-type="string">
                <text:p>IFTTT</text:p>
                <draw:g>
                  <svg:desc>Tabelle1.D16:Tabelle1.D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Tabelle1.A4:Tabelle1.A13</svg:desc>
                </draw:g>
              </table:table-cell>
              <table:table-cell office:value-type="float" office:value="25">
                <text:p>25</text:p>
                <draw:g>
                  <svg:desc>Tabelle1.C4:Tabelle1.C13</svg:desc>
                </draw:g>
              </table:table-cell>
              <table:table-cell office:value-type="float" office:value="121.5">
                <text:p>121.5</text:p>
                <draw:g>
                  <svg:desc>Tabelle1.E4:Tabelle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08">
                <text:p>108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13">
                <text:p>113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511.5">
                <text:p>51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354">
                <text:p>354</text:p>
              </table:table-cell>
              <table:table-cell office:value-type="float" office:value="967">
                <text:p>9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SysDot" draw:style="rect" draw:dots1="1" draw:dots1-length="0.053cm" draw:distance="0.053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ignore" chart:regression-type="linear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5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regression-type="linear"/>
      <style:graphic-properties draw:stroke="none" draw:fill="none"/>
      <style:text-properties fo:font-size="10pt" style:font-size-asian="10pt" style:font-size-complex="10pt"/>
    </style:style>
    <style:style style:name="ch11" style:family="chart">
      <style:graphic-properties draw:stroke="dash" draw:stroke-dash="SysDot" svg:stroke-width="0.053cm" svg:stroke-color="#5b9bd5"/>
    </style:style>
    <style:style style:name="ch12" style:family="chart">
      <style:graphic-properties draw:stroke="dash" draw:stroke-dash="SysDot" svg:stroke-width="0.053cm" svg:stroke-color="#ff0000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scatter" chart:style-name="ch1">
        <chart:title svg:x="2.543cm" svg:y="0.288cm" chart:style-name="ch2">
          <text:p>Vergleich längste Dauer IFTTT/FLASH</text:p>
        </chart:title>
        <chart:legend chart:legend-position="bottom" svg:x="3.077cm" svg:y="6.394cm" style:legend-expansion="wide" chart:style-name="ch3"/>
        <chart:plot-area chart:style-name="ch4" table:cell-range-address="Tabelle1.A4:Tabelle1.A13 Tabelle1.C16:Tabelle1.D16 Tabelle1.D4:Tabelle1.D13 Tabelle1.F4:Tabelle1.F13" chart:data-source-has-labels="row" svg:x="1.314cm" svg:y="1.649cm" svg:width="10.879cm" svg:height="3.563cm">
          <chartooo:coordinate-region svg:x="2.2cm" svg:y="1.835cm" svg:width="9.753cm" svg:height="2.757cm"/>
          <chart:axis chart:dimension="x" chart:name="primary-x" chart:style-name="ch5">
            <chart:title svg:x="4.995cm" svg:y="5.365cm" chart:style-name="ch6">
              <text:p>Anzahl Dateien (258 KB)</text:p>
            </chart:title>
          </chart:axis>
          <chart:axis chart:dimension="y" chart:name="primary-y" chart:style-name="ch7">
            <chart:title svg:x="0.451cm" svg:y="4.817cm" chart:style-name="ch8">
              <text:p>Dauer in Sekunden</text:p>
            </chart:title>
            <chart:grid chart:style-name="ch9" chart:class="major"/>
          </chart:axis>
          <chart:series chart:style-name="ch10" chart:values-cell-range-address="Tabelle1.D4:Tabelle1.D13" chart:label-cell-address="Tabelle1.C16:Tabelle1.C16" chart:class="chart:scatter">
            <chart:domain table:cell-range-address="Tabelle1.A4:Tabelle1.A13"/>
            <chart:regression-curve chart:style-name="ch11"/>
            <chart:data-point chart:repeated="10"/>
          </chart:series>
          <chart:series chart:style-name="ch10" chart:values-cell-range-address="Tabelle1.F4:Tabelle1.F13" chart:label-cell-address="Tabelle1.D16:Tabelle1.D16" chart:class="chart:scatter">
            <chart:regression-curve chart:style-name="ch12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FLASH</text:p>
                <draw:g>
                  <svg:desc>Tabelle1.C16:Tabelle1.C16</svg:desc>
                </draw:g>
              </table:table-cell>
              <table:table-cell office:value-type="string">
                <text:p>IFTTT</text:p>
                <draw:g>
                  <svg:desc>Tabelle1.D16:Tabelle1.D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Tabelle1.A4:Tabelle1.A13</svg:desc>
                </draw:g>
              </table:table-cell>
              <table:table-cell office:value-type="float" office:value="51">
                <text:p>51</text:p>
                <draw:g>
                  <svg:desc>Tabelle1.D4:Tabelle1.D13</svg:desc>
                </draw:g>
              </table:table-cell>
              <table:table-cell office:value-type="float" office:value="148">
                <text:p>148</text:p>
                <draw:g>
                  <svg:desc>Tabelle1.F4:Tabelle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26">
                <text:p>12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209">
                <text:p>209</text:p>
              </table:table-cell>
              <table:table-cell office:value-type="float" office:value="603.5">
                <text:p>60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244">
                <text:p>244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363">
                <text:p>363</text:p>
              </table:table-cell>
              <table:table-cell office:value-type="float" office:value="1003.5">
                <text:p>100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708">
                <text:p>708</text:p>
              </table:table-cell>
              <table:table-cell office:value-type="float" office:value="1908.66666666667">
                <text:p>1908.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SysDot" draw:style="rect" draw:dots1="1" draw:dots1-length="0.053cm" draw:distance="0.053cm"/>
  </office:styles>
</office:document-styles>
</file>